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1" table:default-cell-style-name="ce2"/>
        <table:table-row table:style-name="ro1">
          <table:table-cell office:value-type="string">
            <text:p>1a03</text:p>
          </table:table-cell>
          <table:table-cell office:value-type="float" office:value="5310011230913">
            <text:p>5310011230913</text:p>
          </table:table-cell>
          <table:table-cell office:value-type="string">
            <text:p>washer flat</text:p>
          </table:table-cell>
          <table:table-cell table:style-name="ce1" office:value-type="float" office:value="220">
            <text:p>220</text:p>
          </table:table-cell>
        </table:table-row>
        <table:table-row table:style-name="ro1">
          <table:table-cell office:value-type="string">
            <text:p>1a04</text:p>
          </table:table-cell>
          <table:table-cell office:value-type="float" office:value="5310010784919">
            <text:p>5310010784919</text:p>
          </table:table-cell>
          <table:table-cell office:value-type="string">
            <text:p>washer flat</text:p>
          </table:table-cell>
          <table:table-cell table:style-name="ce1" office:value-type="float" office:value="56">
            <text:p>56</text:p>
          </table:table-cell>
        </table:table-row>
        <table:table-row table:style-name="ro2">
          <table:table-cell office:value-type="string">
            <text:p>1a05</text:p>
          </table:table-cell>
          <table:table-cell office:value-type="float" office:value="5310010573627">
            <text:p>5310010573627</text:p>
          </table:table-cell>
          <table:table-cell office:value-type="string">
            <text:p>washer recessed</text:p>
          </table:table-cell>
          <table:table-cell/>
        </table:table-row>
        <table:table-row table:style-name="ro2">
          <table:table-cell office:value-type="string">
            <text:p>1a06</text:p>
          </table:table-cell>
          <table:table-cell office:value-type="float" office:value="3120011634663">
            <text:p>3120011634663</text:p>
          </table:table-cell>
          <table:table-cell office:value-type="string">
            <text:p>bearing washer thrust</text:p>
          </table:table-cell>
          <table:table-cell/>
        </table:table-row>
        <table:table-row table:style-name="ro1">
          <table:table-cell office:value-type="string">
            <text:p>1a07</text:p>
          </table:table-cell>
          <table:table-cell office:value-type="float" office:value="5310012392273">
            <text:p>5310012392273</text:p>
          </table:table-cell>
          <table:table-cell office:value-type="string">
            <text:p>washer flat</text:p>
          </table:table-cell>
          <table:table-cell/>
        </table:table-row>
        <table:table-row table:style-name="ro2">
          <table:table-cell office:value-type="string">
            <text:p>1a08</text:p>
          </table:table-cell>
          <table:table-cell office:value-type="float" office:value="5310014414542">
            <text:p>5310014414542</text:p>
          </table:table-cell>
          <table:table-cell office:value-type="string">
            <text:p>nut self-locking</text:p>
          </table:table-cell>
          <table:table-cell/>
        </table:table-row>
        <table:table-row table:style-name="ro2">
          <table:table-cell office:value-type="string">
            <text:p>1a09</text:p>
          </table:table-cell>
          <table:table-cell office:value-type="float" office:value="5310005961712">
            <text:p>5310005961712</text:p>
          </table:table-cell>
          <table:table-cell office:value-type="string">
            <text:p>washer recessed</text:p>
          </table:table-cell>
          <table:table-cell/>
        </table:table-row>
        <table:table-row table:style-name="ro1">
          <table:table-cell office:value-type="string">
            <text:p>1a10</text:p>
          </table:table-cell>
          <table:table-cell office:value-type="float" office:value="5310001499127">
            <text:p>5310001499127</text:p>
          </table:table-cell>
          <table:table-cell office:value-type="string">
            <text:p>washer flat</text:p>
          </table:table-cell>
          <table:table-cell/>
        </table:table-row>
        <table:table-row table:style-name="ro1">
          <table:table-cell office:value-type="string">
            <text:p>1a11</text:p>
          </table:table-cell>
          <table:table-cell office:value-type="float" office:value="5310011630602">
            <text:p>5310011630602</text:p>
          </table:table-cell>
          <table:table-cell office:value-type="string">
            <text:p>washer flat</text:p>
          </table:table-cell>
          <table:table-cell/>
        </table:table-row>
        <table:table-row table:style-name="ro1">
          <table:table-cell office:value-type="string">
            <text:p>1a12</text:p>
          </table:table-cell>
          <table:table-cell office:value-type="float" office:value="5310011656961">
            <text:p>5310011656961</text:p>
          </table:table-cell>
          <table:table-cell office:value-type="string">
            <text:p>washer flat</text:p>
          </table:table-cell>
          <table:table-cell/>
        </table:table-row>
        <table:table-row table:style-name="ro1">
          <table:table-cell office:value-type="string">
            <text:p>1a13</text:p>
          </table:table-cell>
          <table:table-cell office:value-type="float" office:value="3120011705295">
            <text:p>3120011705295</text:p>
          </table:table-cell>
          <table:table-cell office:value-type="string">
            <text:p>bearing sleeve</text:p>
          </table:table-cell>
          <table:table-cell/>
        </table:table-row>
        <table:table-row table:style-name="ro2">
          <table:table-cell office:value-type="string">
            <text:p>1a14</text:p>
          </table:table-cell>
          <table:table-cell office:value-type="float" office:value="3120015148104">
            <text:p>3120015148104</text:p>
          </table:table-cell>
          <table:table-cell office:value-type="string">
            <text:p>bushing sleeve</text:p>
          </table:table-cell>
          <table:table-cell/>
        </table:table-row>
        <table:table-row table:style-name="ro1">
          <table:table-cell office:value-type="string">
            <text:p>1a15</text:p>
          </table:table-cell>
          <table:table-cell office:value-type="float" office:value="5340011707455">
            <text:p>5340011707455</text:p>
          </table:table-cell>
          <table:table-cell office:value-type="string">
            <text:p>bracket angle</text:p>
          </table:table-cell>
          <table:table-cell/>
        </table:table-row>
        <table:table-row table:style-name="ro1">
          <table:table-cell office:value-type="string">
            <text:p>1a16</text:p>
          </table:table-cell>
          <table:table-cell office:value-type="float" office:value="5306008067698">
            <text:p>5306008067698</text:p>
          </table:table-cell>
          <table:table-cell office:value-type="string">
            <text:p>bolt shear</text:p>
          </table:table-cell>
          <table:table-cell/>
        </table:table-row>
        <table:table-row table:style-name="ro1">
          <table:table-cell office:value-type="string">
            <text:p>1a17</text:p>
          </table:table-cell>
          <table:table-cell office:value-type="float" office:value="5306000278103">
            <text:p>5306000278103</text:p>
          </table:table-cell>
          <table:table-cell office:value-type="string">
            <text:p>bolt shear</text:p>
          </table:table-cell>
          <table:table-cell/>
        </table:table-row>
        <table:table-row table:style-name="ro2">
          <table:table-cell office:value-type="string">
            <text:p>1a18</text:p>
          </table:table-cell>
          <table:table-cell office:value-type="float" office:value="3120012392272">
            <text:p>3120012392272</text:p>
          </table:table-cell>
          <table:table-cell office:value-type="string">
            <text:p>bushing sleeve</text:p>
          </table:table-cell>
          <table:table-cell/>
        </table:table-row>
        <table:table-row table:style-name="ro2">
          <table:table-cell office:value-type="string">
            <text:p>1a19</text:p>
          </table:table-cell>
          <table:table-cell office:value-type="float" office:value="6115011705230">
            <text:p>6115011705230</text:p>
          </table:table-cell>
          <table:table-cell office:value-type="string">
            <text:p>retainer bearing</text:p>
          </table:table-cell>
          <table:table-cell/>
        </table:table-row>
        <table:table-row table:style-name="ro1">
          <table:table-cell office:value-type="string">
            <text:p>1a20</text:p>
          </table:table-cell>
          <table:table-cell office:value-type="float" office:value="5306009693159">
            <text:p>5306009693159</text:p>
          </table:table-cell>
          <table:table-cell office:value-type="string">
            <text:p>bolt shear</text:p>
          </table:table-cell>
          <table:table-cell/>
        </table:table-row>
        <table:table-row table:style-name="ro1">
          <table:table-cell office:value-type="string">
            <text:p>1a21</text:p>
          </table:table-cell>
          <table:table-cell office:value-type="float" office:value="5306001317216">
            <text:p>5306001317216</text:p>
          </table:table-cell>
          <table:table-cell office:value-type="string">
            <text:p>bolt shear</text:p>
          </table:table-cell>
          <table:table-cell/>
        </table:table-row>
        <table:table-row table:style-name="ro2">
          <table:table-cell office:value-type="string">
            <text:p>1a22</text:p>
          </table:table-cell>
          <table:table-cell office:value-type="float" office:value="1615011634514">
            <text:p>1615011634514</text:p>
          </table:table-cell>
          <table:table-cell office:value-type="string">
            <text:p>pin assy link rotor</text:p>
          </table:table-cell>
          <table:table-cell/>
        </table:table-row>
        <table:table-row table:style-name="ro1">
          <table:table-cell table:style-name="ce2" table:number-columns-repeated="3"/>
          <table:table-cell/>
        </table:table-row>
        <table:table-row table:style-name="ro2">
          <table:table-cell office:value-type="string">
            <text:p>1b01</text:p>
          </table:table-cell>
          <table:table-cell office:value-type="float" office:value="5310003684656">
            <text:p>5310003684656</text:p>
          </table:table-cell>
          <table:table-cell office:value-type="string">
            <text:p>nut self-locking</text:p>
          </table:table-cell>
          <table:table-cell/>
        </table:table-row>
        <table:table-row table:style-name="ro2">
          <table:table-cell office:value-type="string">
            <text:p>1b02</text:p>
          </table:table-cell>
          <table:table-cell office:value-type="float" office:value="5310005052845">
            <text:p>5310005052845</text:p>
          </table:table-cell>
          <table:table-cell office:value-type="string">
            <text:p>nut self-locking</text:p>
          </table:table-cell>
          <table:table-cell/>
        </table:table-row>
        <table:table-row table:style-name="ro2">
          <table:table-cell office:value-type="string">
            <text:p>1b03</text:p>
          </table:table-cell>
          <table:table-cell office:value-type="float" office:value="5310001113813">
            <text:p>5310001113813</text:p>
          </table:table-cell>
          <table:table-cell office:value-type="string">
            <text:p>nut self-locking</text:p>
          </table:table-cell>
          <table:table-cell/>
        </table:table-row>
        <table:table-row table:style-name="ro2">
          <table:table-cell office:value-type="string">
            <text:p>1b04</text:p>
          </table:table-cell>
          <table:table-cell office:value-type="float" office:value="5310011645854">
            <text:p>5310011645854</text:p>
          </table:table-cell>
          <table:table-cell office:value-type="string">
            <text:p>nut self-locking</text:p>
          </table:table-cell>
          <table:table-cell/>
        </table:table-row>
        <table:table-row table:style-name="ro1">
          <table:table-cell office:value-type="string">
            <text:p>1b05</text:p>
          </table:table-cell>
          <table:table-cell office:value-type="float" office:value="5310011634665">
            <text:p>5310011634665</text:p>
          </table:table-cell>
          <table:table-cell office:value-type="string">
            <text:p>washer flat</text:p>
          </table:table-cell>
          <table:table-cell/>
        </table:table-row>
        <table:table-row table:style-name="ro1">
          <table:table-cell office:value-type="string">
            <text:p>1b06</text:p>
          </table:table-cell>
          <table:table-cell office:value-type="float" office:value="5315002857161">
            <text:p>5315002857161</text:p>
          </table:table-cell>
          <table:table-cell office:value-type="string">
            <text:p>pin cotter</text:p>
          </table:table-cell>
          <table:table-cell/>
        </table:table-row>
        <table:table-row table:style-name="ro1">
          <table:table-cell office:value-type="string">
            <text:p>1b07</text:p>
          </table:table-cell>
          <table:table-cell office:value-type="float" office:value="5315002417332">
            <text:p>5315002417332</text:p>
          </table:table-cell>
          <table:table-cell office:value-type="string">
            <text:p>pin cotter</text:p>
          </table:table-cell>
          <table:table-cell/>
        </table:table-row>
        <table:table-row table:style-name="ro2">
          <table:table-cell office:value-type="string">
            <text:p>1b08</text:p>
          </table:table-cell>
          <table:table-cell office:value-type="float" office:value="5306015080906">
            <text:p>5306015080906</text:p>
          </table:table-cell>
          <table:table-cell office:value-type="string">
            <text:p>bolt close tolerance</text:p>
          </table:table-cell>
          <table:table-cell/>
        </table:table-row>
        <table:table-row table:style-name="ro1">
          <table:table-cell office:value-type="string">
            <text:p>1b09</text:p>
          </table:table-cell>
          <table:table-cell office:value-type="float" office:value="5310001670810">
            <text:p>5310001670810</text:p>
          </table:table-cell>
          <table:table-cell office:value-type="string">
            <text:p>washer flat</text:p>
          </table:table-cell>
          <table:table-cell/>
        </table:table-row>
        <table:table-row table:style-name="ro2">
          <table:table-cell office:value-type="string">
            <text:p>1b10</text:p>
          </table:table-cell>
          <table:table-cell office:value-type="float" office:value="5310010573114">
            <text:p>5310010573114</text:p>
          </table:table-cell>
          <table:table-cell office:value-type="string">
            <text:p>washer recessed</text:p>
          </table:table-cell>
          <table:table-cell/>
        </table:table-row>
        <table:table-row table:style-name="ro2">
          <table:table-cell office:value-type="string">
            <text:p>1b11</text:p>
          </table:table-cell>
          <table:table-cell office:value-type="float" office:value="5310010573771">
            <text:p>5310010573771</text:p>
          </table:table-cell>
          <table:table-cell office:value-type="string">
            <text:p>washer recessed</text:p>
          </table:table-cell>
          <table:table-cell/>
        </table:table-row>
        <table:table-row table:style-name="ro1">
          <table:table-cell office:value-type="string">
            <text:p>1b12</text:p>
          </table:table-cell>
          <table:table-cell office:value-type="float" office:value="5310001670842">
            <text:p>5310001670842</text:p>
          </table:table-cell>
          <table:table-cell office:value-type="string">
            <text:p>washer flat</text:p>
          </table:table-cell>
          <table:table-cell/>
        </table:table-row>
        <table:table-row table:style-name="ro1">
          <table:table-cell office:value-type="string">
            <text:p>1b13</text:p>
          </table:table-cell>
          <table:table-cell office:value-type="float" office:value="5310000139992">
            <text:p>5310000139992</text:p>
          </table:table-cell>
          <table:table-cell office:value-type="string">
            <text:p>washer flat</text:p>
          </table:table-cell>
          <table:table-cell/>
        </table:table-row>
        <table:table-row table:style-name="ro1">
          <table:table-cell office:value-type="string">
            <text:p>1b14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1b15</text:p>
          </table:table-cell>
          <table:table-cell office:value-type="float" office:value="5310002094097">
            <text:p>5310002094097</text:p>
          </table:table-cell>
          <table:table-cell office:value-type="string">
            <text:p>washer key</text:p>
          </table:table-cell>
          <table:table-cell/>
        </table:table-row>
        <table:table-row table:style-name="ro1">
          <table:table-cell office:value-type="string">
            <text:p>1b16</text:p>
          </table:table-cell>
          <table:table-cell office:value-type="float" office:value="5310005956612">
            <text:p>5310005956612</text:p>
          </table:table-cell>
          <table:table-cell office:value-type="string">
            <text:p>washer flat</text:p>
          </table:table-cell>
          <table:table-cell/>
        </table:table-row>
        <table:table-row table:style-name="ro1">
          <table:table-cell office:value-type="string">
            <text:p>1b17</text:p>
          </table:table-cell>
          <table:table-cell office:value-type="float" office:value="5306011634672">
            <text:p>5306011634672</text:p>
          </table:table-cell>
          <table:table-cell office:value-type="string">
            <text:p>bolt shear</text:p>
          </table:table-cell>
          <table:table-cell/>
        </table:table-row>
        <table:table-row table:style-name="ro1">
          <table:table-cell office:value-type="string">
            <text:p>1b18</text:p>
          </table:table-cell>
          <table:table-cell office:value-type="float" office:value="5365011634701">
            <text:p>5365011634701</text:p>
          </table:table-cell>
          <table:table-cell office:value-type="string">
            <text:p>spacer plate</text:p>
          </table:table-cell>
          <table:table-cell/>
        </table:table-row>
        <table:table-row table:style-name="ro2">
          <table:table-cell office:value-type="string">
            <text:p>1b19</text:p>
          </table:table-cell>
          <table:table-cell office:value-type="float" office:value="3120012249234">
            <text:p>3120012249234</text:p>
          </table:table-cell>
          <table:table-cell office:value-type="string">
            <text:p>bearing washer thrust</text:p>
          </table:table-cell>
          <table:table-cell/>
        </table:table-row>
        <table:table-row table:style-name="ro2">
          <table:table-cell office:value-type="string">
            <text:p>1b20</text:p>
          </table:table-cell>
          <table:table-cell office:value-type="float" office:value="1615011634521">
            <text:p>1615011634521</text:p>
          </table:table-cell>
          <table:table-cell office:value-type="string">
            <text:p>limiter pitch link</text:p>
          </table:table-cell>
          <table:table-cell/>
        </table:table-row>
        <table:table-row table:style-name="ro2">
          <table:table-cell office:value-type="string">
            <text:p>1b21</text:p>
          </table:table-cell>
          <table:table-cell office:value-type="float" office:value="3120011635033">
            <text:p>3120011635033</text:p>
          </table:table-cell>
          <table:table-cell office:value-type="string">
            <text:p>bushing sleeve</text:p>
          </table:table-cell>
          <table:table-cell/>
        </table:table-row>
        <table:table-row table:style-name="ro1">
          <table:table-cell office:value-type="string">
            <text:p>1b22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>
            <text:p>1b23</text:p>
          </table:table-cell>
          <table:table-cell office:value-type="float" office:value="5306011825180">
            <text:p>5306011825180</text:p>
          </table:table-cell>
          <table:table-cell office:value-type="string">
            <text:p>bolt close tolerance</text:p>
          </table:table-cell>
          <table:table-cell/>
        </table:table-row>
        <table:table-row table:style-name="ro2">
          <table:table-cell office:value-type="string">
            <text:p>1b24</text:p>
          </table:table-cell>
          <table:table-cell office:value-type="float" office:value="3120012413452">
            <text:p>3120012413452</text:p>
          </table:table-cell>
          <table:table-cell office:value-type="string">
            <text:p>bushing sleeve</text:p>
          </table:table-cell>
          <table:table-cell/>
        </table:table-row>
        <table:table-row table:style-name="ro1">
          <table:table-cell office:value-type="string">
            <text:p>1b25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>
            <text:p>1b26</text:p>
          </table:table-cell>
          <table:table-cell office:value-type="float" office:value="3120011634657">
            <text:p>3120011634657</text:p>
          </table:table-cell>
          <table:table-cell office:value-type="string">
            <text:p>bushing sleeve</text:p>
          </table:table-cell>
          <table:table-cell/>
        </table:table-row>
        <table:table-row table:style-name="ro2">
          <table:table-cell office:value-type="string">
            <text:p>1b27</text:p>
          </table:table-cell>
          <table:table-cell office:value-type="float" office:value="5310015418768">
            <text:p>5310015418768</text:p>
          </table:table-cell>
          <table:table-cell office:value-type="string">
            <text:p>nut self-locking</text:p>
          </table:table-cell>
          <table:table-cell/>
        </table:table-row>
        <table:table-row table:style-name="ro2">
          <table:table-cell office:value-type="string">
            <text:p>1b28</text:p>
          </table:table-cell>
          <table:table-cell office:value-type="float" office:value="5310014439839">
            <text:p>5310014439839</text:p>
          </table:table-cell>
          <table:table-cell office:value-type="string">
            <text:p>nut self-locking</text:p>
          </table:table-cell>
          <table:table-cell/>
        </table:table-row>
        <table:table-row table:style-name="ro1">
          <table:table-cell table:style-name="ce2" table:number-columns-repeated="3"/>
          <table:table-cell/>
        </table:table-row>
        <table:table-row table:style-name="ro2">
          <table:table-cell office:value-type="string">
            <text:p>1c01</text:p>
          </table:table-cell>
          <table:table-cell office:value-type="float" office:value="3120011637091">
            <text:p>3120011637091</text:p>
          </table:table-cell>
          <table:table-cell office:value-type="string">
            <text:p>bushing sleeve</text:p>
          </table:table-cell>
          <table:table-cell/>
        </table:table-row>
        <table:table-row table:style-name="ro2">
          <table:table-cell office:value-type="string">
            <text:p>1c02</text:p>
          </table:table-cell>
          <table:table-cell office:value-type="float" office:value="1615011705243">
            <text:p>1615011705243</text:p>
          </table:table-cell>
          <table:table-cell office:value-type="string">
            <text:p>trunnion damper</text:p>
          </table:table-cell>
          <table:table-cell/>
        </table:table-row>
        <table:table-row table:style-name="ro1">
          <table:table-cell office:value-type="string">
            <text:p>1c0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1c04</text:p>
          </table:table-cell>
          <table:table-cell office:value-type="float" office:value="6115011643777">
            <text:p>6115011643777</text:p>
          </table:table-cell>
          <table:table-cell office:value-type="string">
            <text:p>plate striker</text:p>
          </table:table-cell>
          <table:table-cell/>
        </table:table-row>
        <table:table-row table:style-name="ro1">
          <table:table-cell table:style-name="ce2" table:number-columns-repeated="3"/>
          <table:table-cell/>
        </table:table-row>
        <table:table-row table:style-name="ro2">
          <table:table-cell office:value-type="string">
            <text:p>1d01</text:p>
          </table:table-cell>
          <table:table-cell office:value-type="float" office:value="3120011705398">
            <text:p>3120011705398</text:p>
          </table:table-cell>
          <table:table-cell office:value-type="string">
            <text:p>bushing sleeve</text:p>
          </table:table-cell>
          <table:table-cell/>
        </table:table-row>
        <table:table-row table:style-name="ro1">
          <table:table-cell office:value-type="string">
            <text:p>1d02</text:p>
          </table:table-cell>
          <table:table-cell office:value-type="float" office:value="5310005791871">
            <text:p>5310005791871</text:p>
          </table:table-cell>
          <table:table-cell office:value-type="string">
            <text:p>washer flat</text:p>
          </table:table-cell>
          <table:table-cell/>
        </table:table-row>
        <table:table-row table:style-name="ro1">
          <table:table-cell office:value-type="string">
            <text:p>1d03</text:p>
          </table:table-cell>
          <table:table-cell office:value-type="float" office:value="5306016131168">
            <text:p>5306016131168</text:p>
          </table:table-cell>
          <table:table-cell office:value-type="string">
            <text:p>bolt shear</text:p>
          </table:table-cell>
          <table:table-cell/>
        </table:table-row>
        <table:table-row table:style-name="ro1">
          <table:table-cell office:value-type="string">
            <text:p>1d04</text:p>
          </table:table-cell>
          <table:table-cell office:value-type="float" office:value="5306013139080">
            <text:p>5306013139080</text:p>
          </table:table-cell>
          <table:table-cell office:value-type="string">
            <text:p>bolt shear</text:p>
          </table:table-cell>
          <table:table-cell/>
        </table:table-row>
        <table:table-row table:style-name="ro2">
          <table:table-cell office:value-type="string">
            <text:p>1d05</text:p>
          </table:table-cell>
          <table:table-cell office:value-type="float" office:value="5310010586838">
            <text:p>5310010586838</text:p>
          </table:table-cell>
          <table:table-cell office:value-type="string">
            <text:p>washer recessed</text:p>
          </table:table-cell>
          <table:table-cell/>
        </table:table-row>
        <table:table-row table:style-name="ro2">
          <table:table-cell office:value-type="string">
            <text:p>1d06</text:p>
          </table:table-cell>
          <table:table-cell office:value-type="float" office:value="3120012459858">
            <text:p>3120012459858</text:p>
          </table:table-cell>
          <table:table-cell office:value-type="string">
            <text:p>bushing sleeve</text:p>
          </table:table-cell>
          <table:table-cell/>
        </table:table-row>
        <table:table-row table:style-name="ro2">
          <table:table-cell office:value-type="string">
            <text:p>1d07</text:p>
          </table:table-cell>
          <table:table-cell office:value-type="float" office:value="5310014631772">
            <text:p>5310014631772</text:p>
          </table:table-cell>
          <table:table-cell office:value-type="string">
            <text:p>nut self-locking</text:p>
          </table:table-cell>
          <table:table-cell/>
        </table:table-row>
        <table:table-row table:style-name="ro1">
          <table:table-cell office:value-type="string">
            <text:p>1d08</text:p>
          </table:table-cell>
          <table:table-cell office:value-type="float" office:value="5310012547278">
            <text:p>5310012547278</text:p>
          </table:table-cell>
          <table:table-cell office:value-type="string">
            <text:p>washer flat</text:p>
          </table:table-cell>
          <table:table-cell/>
        </table:table-row>
        <table:table-row table:style-name="ro1">
          <table:table-cell office:value-type="string">
            <text:p>1d09</text:p>
          </table:table-cell>
          <table:table-cell office:value-type="float" office:value="5310011775801">
            <text:p>5310011775801</text:p>
          </table:table-cell>
          <table:table-cell office:value-type="string">
            <text:p>washer flat</text:p>
          </table:table-cell>
          <table:table-cell/>
        </table:table-row>
        <table:table-row table:style-name="ro1">
          <table:table-cell office:value-type="string">
            <text:p>1d10</text:p>
          </table:table-cell>
          <table:table-cell office:value-type="float" office:value="5310011071233">
            <text:p>5310011071233</text:p>
          </table:table-cell>
          <table:table-cell office:value-type="string">
            <text:p>washer flat</text:p>
          </table:table-cell>
          <table:table-cell/>
        </table:table-row>
        <table:table-row table:style-name="ro1">
          <table:table-cell office:value-type="string">
            <text:p>1d11</text:p>
          </table:table-cell>
          <table:table-cell office:value-type="float" office:value="5306013312588">
            <text:p>5306013312588</text:p>
          </table:table-cell>
          <table:table-cell office:value-type="string">
            <text:p>bolt machine</text:p>
          </table:table-cell>
          <table:table-cell/>
        </table:table-row>
        <table:table-row table:style-name="ro1">
          <table:table-cell office:value-type="string">
            <text:p>1d12</text:p>
          </table:table-cell>
          <table:table-cell office:value-type="float" office:value="5306013056065">
            <text:p>5306013056065</text:p>
          </table:table-cell>
          <table:table-cell office:value-type="string">
            <text:p>bolt shear</text:p>
          </table:table-cell>
          <table:table-cell/>
        </table:table-row>
        <table:table-row table:style-name="ro2">
          <table:table-cell office:value-type="string">
            <text:p>1d13</text:p>
          </table:table-cell>
          <table:table-cell office:value-type="float" office:value="3120011634660">
            <text:p>3120011634660</text:p>
          </table:table-cell>
          <table:table-cell office:value-type="string">
            <text:p>bushing sleeve</text:p>
          </table:table-cell>
          <table:table-cell/>
        </table:table-row>
        <table:table-row table:style-name="ro1">
          <table:table-cell office:value-type="string">
            <text:p>1d14</text:p>
          </table:table-cell>
          <table:table-cell office:value-type="float" office:value="5310011767025">
            <text:p>5310011767025</text:p>
          </table:table-cell>
          <table:table-cell office:value-type="string">
            <text:p>washer flat</text:p>
          </table:table-cell>
          <table:table-cell/>
        </table:table-row>
        <table:table-row table:style-name="ro2">
          <table:table-cell office:value-type="string">
            <text:p>1d15</text:p>
          </table:table-cell>
          <table:table-cell office:value-type="float" office:value="5310014561525">
            <text:p>5310014561525</text:p>
          </table:table-cell>
          <table:table-cell office:value-type="string">
            <text:p>nut self-locking</text:p>
          </table:table-cell>
          <table:table-cell/>
        </table:table-row>
        <table:table-row table:style-name="ro2">
          <table:table-cell office:value-type="string">
            <text:p>1d16</text:p>
          </table:table-cell>
          <table:table-cell office:value-type="float" office:value="5310015500311">
            <text:p>5310015500311</text:p>
          </table:table-cell>
          <table:table-cell office:value-type="string">
            <text:p>nut self-locking</text:p>
          </table:table-cell>
          <table:table-cell/>
        </table:table-row>
        <table:table-row table:style-name="ro1">
          <table:table-cell office:value-type="string">
            <text:p>1d17</text:p>
          </table:table-cell>
          <table:table-cell office:value-type="float" office:value="5315002341854">
            <text:p>5315002341854</text:p>
          </table:table-cell>
          <table:table-cell office:value-type="string">
            <text:p>pin cotter</text:p>
          </table:table-cell>
          <table:table-cell/>
        </table:table-row>
        <table:table-row table:style-name="ro2">
          <table:table-cell office:value-type="string">
            <text:p>1d18</text:p>
          </table:table-cell>
          <table:table-cell office:value-type="float" office:value="5310001515431">
            <text:p>5310001515431</text:p>
          </table:table-cell>
          <table:table-cell office:value-type="string">
            <text:p>nut self-locking</text:p>
          </table:table-cell>
          <table:table-cell/>
        </table:table-row>
        <table:table-row table:style-name="ro1">
          <table:table-cell office:value-type="string">
            <text:p>1d19</text:p>
          </table:table-cell>
          <table:table-cell office:value-type="float" office:value="5310005157449">
            <text:p>5310005157449</text:p>
          </table:table-cell>
          <table:table-cell office:value-type="string">
            <text:p>washer flat</text:p>
          </table:table-cell>
          <table:table-cell/>
        </table:table-row>
        <table:table-row table:style-name="ro2">
          <table:table-cell office:value-type="string">
            <text:p>1d20</text:p>
          </table:table-cell>
          <table:table-cell office:value-type="float" office:value="1680011732163">
            <text:p>1680011732163</text:p>
          </table:table-cell>
          <table:table-cell office:value-type="string">
            <text:p>spacer drive link</text:p>
          </table:table-cell>
          <table:table-cell/>
        </table:table-row>
        <table:table-row table:style-name="ro1">
          <table:table-cell office:value-type="string">
            <text:p>1d21</text:p>
          </table:table-cell>
          <table:table-cell office:value-type="float" office:value="5310013773249">
            <text:p>5310013773249</text:p>
          </table:table-cell>
          <table:table-cell office:value-type="string">
            <text:p>washer flat</text:p>
          </table:table-cell>
          <table:table-cell/>
        </table:table-row>
        <table:table-row table:style-name="ro2">
          <table:table-cell office:value-type="string">
            <text:p>1d22</text:p>
          </table:table-cell>
          <table:table-cell office:value-type="float" office:value="5310009618390">
            <text:p>5310009618390</text:p>
          </table:table-cell>
          <table:table-cell office:value-type="string">
            <text:p>nut self-locking</text:p>
          </table:table-cell>
          <table:table-cell/>
        </table:table-row>
        <table:table-row table:style-name="ro1">
          <table:table-cell office:value-type="string">
            <text:p>1d23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>
            <text:p>1d24</text:p>
          </table:table-cell>
          <table:table-cell office:value-type="float" office:value="5310000045118">
            <text:p>5310000045118</text:p>
          </table:table-cell>
          <table:table-cell office:value-type="string">
            <text:p>nut self-locking</text:p>
          </table:table-cell>
          <table:table-cell/>
        </table:table-row>
        <table:table-row table:style-name="ro1">
          <table:table-cell table:style-name="ce2" table:number-columns-repeated="3"/>
          <table:table-cell/>
        </table:table-row>
        <table:table-row table:style-name="ro1">
          <table:table-cell table:style-name="ce3" office:value-type="float" office:value="10">
            <text:p>1.00E+001</text:p>
          </table:table-cell>
          <table:table-cell office:value-type="float" office:value="5315002417330">
            <text:p>5315002417330</text:p>
          </table:table-cell>
          <table:table-cell office:value-type="string">
            <text:p>pin cotter</text:p>
          </table:table-cell>
          <table:table-cell/>
        </table:table-row>
        <table:table-row table:style-name="ro2">
          <table:table-cell table:style-name="ce3" office:value-type="float" office:value="100">
            <text:p>1.00E+002</text:p>
          </table:table-cell>
          <table:table-cell office:value-type="float" office:value="3120013192174">
            <text:p>3120013192174</text:p>
          </table:table-cell>
          <table:table-cell office:value-type="string">
            <text:p>bushing sleeve</text:p>
          </table:table-cell>
          <table:table-cell/>
        </table:table-row>
        <table:table-row table:style-name="ro1">
          <table:table-cell table:style-name="ce3" office:value-type="float" office:value="1000">
            <text:p>1.00E+003</text:p>
          </table:table-cell>
          <table:table-cell office:value-type="float" office:value="5310011345792">
            <text:p>5310011345792</text:p>
          </table:table-cell>
          <table:table-cell office:value-type="string">
            <text:p>washer flat</text:p>
          </table:table-cell>
          <table:table-cell/>
        </table:table-row>
        <table:table-row table:style-name="ro2">
          <table:table-cell table:style-name="ce3" office:value-type="float" office:value="10000">
            <text:p>1.00E+004</text:p>
          </table:table-cell>
          <table:table-cell office:value-type="float" office:value="5310000045119">
            <text:p>5310000045119</text:p>
          </table:table-cell>
          <table:table-cell office:value-type="string">
            <text:p>nut self-locking</text:p>
          </table:table-cell>
          <table:table-cell/>
        </table:table-row>
        <table:table-row table:style-name="ro1">
          <table:table-cell table:style-name="ce3" office:value-type="float" office:value="100000">
            <text:p>1.00E+005</text:p>
          </table:table-cell>
          <table:table-cell office:value-type="float" office:value="5310011354162">
            <text:p>5310011354162</text:p>
          </table:table-cell>
          <table:table-cell office:value-type="string">
            <text:p>washer flat</text:p>
          </table:table-cell>
          <table:table-cell/>
        </table:table-row>
        <table:table-row table:style-name="ro2">
          <table:table-cell table:style-name="ce3" office:value-type="float" office:value="1000000">
            <text:p>1.00E+006</text:p>
          </table:table-cell>
          <table:table-cell office:value-type="float" office:value="3120011643779">
            <text:p>3120011643779</text:p>
          </table:table-cell>
          <table:table-cell office:value-type="string">
            <text:p>bearing washer thrust</text:p>
          </table:table-cell>
          <table:table-cell/>
        </table:table-row>
        <table:table-row table:style-name="ro2">
          <table:table-cell table:style-name="ce3" office:value-type="float" office:value="10000000">
            <text:p>1.00E+007</text:p>
          </table:table-cell>
          <table:table-cell office:value-type="float" office:value="5306014641325">
            <text:p>5306014641325</text:p>
          </table:table-cell>
          <table:table-cell office:value-type="string">
            <text:p>bolt close tolerance</text:p>
          </table:table-cell>
          <table:table-cell/>
        </table:table-row>
        <table:table-row table:style-name="ro2">
          <table:table-cell table:style-name="ce3" office:value-type="float" office:value="100000000">
            <text:p>1.00E+008</text:p>
          </table:table-cell>
          <table:table-cell office:value-type="float" office:value="3120014655957">
            <text:p>3120014655957</text:p>
          </table:table-cell>
          <table:table-cell office:value-type="string">
            <text:p>bushing sleeve</text:p>
          </table:table-cell>
          <table:table-cell/>
        </table:table-row>
        <table:table-row table:style-name="ro1">
          <table:table-cell table:style-name="ce3" office:value-type="float" office:value="1000000000">
            <text:p>1.00E+009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3" office:value-type="float" office:value="10000000000">
            <text:p>1.00E+010</text:p>
          </table:table-cell>
          <table:table-cell office:value-type="float" office:value="5310014561576">
            <text:p>5310014561576</text:p>
          </table:table-cell>
          <table:table-cell office:value-type="string">
            <text:p>nut self-locking</text:p>
          </table:table-cell>
          <table:table-cell/>
        </table:table-row>
        <table:table-row table:style-name="ro2">
          <table:table-cell table:style-name="ce3" office:value-type="float" office:value="100000000000">
            <text:p>1.00E+011</text:p>
          </table:table-cell>
          <table:table-cell office:value-type="float" office:value="3120013178177">
            <text:p>3120013178177</text:p>
          </table:table-cell>
          <table:table-cell office:value-type="string">
            <text:p>bushing sleeve</text:p>
          </table:table-cell>
          <table:table-cell/>
        </table:table-row>
        <table:table-row table:style-name="ro1">
          <table:table-cell table:style-name="ce3" office:value-type="float" office:value="1000000000000">
            <text:p>1.00E+012</text:p>
          </table:table-cell>
          <table:table-cell office:value-type="float" office:value="3120011819360">
            <text:p>3120011819360</text:p>
          </table:table-cell>
          <table:table-cell office:value-type="string">
            <text:p>bearing sleeve</text:p>
          </table:table-cell>
          <table:table-cell/>
        </table:table-row>
        <table:table-row table:style-name="ro1">
          <table:table-cell table:style-name="ce3" office:value-type="float" office:value="10000000000000">
            <text:p>1.00E+013</text:p>
          </table:table-cell>
          <table:table-cell office:value-type="float" office:value="3120011794285">
            <text:p>3120011794285</text:p>
          </table:table-cell>
          <table:table-cell office:value-type="string">
            <text:p>bearing sleeve</text:p>
          </table:table-cell>
          <table:table-cell/>
        </table:table-row>
        <table:table-row table:style-name="ro1">
          <table:table-cell table:style-name="ce3" office:value-type="float" office:value="100000000000000">
            <text:p>1.00E+014</text:p>
          </table:table-cell>
          <table:table-cell office:value-type="float" office:value="5310011790860">
            <text:p>5310011790860</text:p>
          </table:table-cell>
          <table:table-cell office:value-type="string">
            <text:p>washer flat</text:p>
          </table:table-cell>
          <table:table-cell/>
        </table:table-row>
        <table:table-row table:style-name="ro1">
          <table:table-cell table:style-name="ce3" office:value-type="float" office:value="1E+015">
            <text:p>1.00E+015</text:p>
          </table:table-cell>
          <table:table-cell office:value-type="float" office:value="5310011767026">
            <text:p>5310011767026</text:p>
          </table:table-cell>
          <table:table-cell office:value-type="string">
            <text:p>washer flat</text:p>
          </table:table-cell>
          <table:table-cell/>
        </table:table-row>
        <table:table-row table:style-name="ro1">
          <table:table-cell table:style-name="ce3" office:value-type="float" office:value="1E+016">
            <text:p>1.00E+016</text:p>
          </table:table-cell>
          <table:table-cell office:value-type="float" office:value="5306013453642">
            <text:p>5306013453642</text:p>
          </table:table-cell>
          <table:table-cell office:value-type="string">
            <text:p>bolt shear</text:p>
          </table:table-cell>
          <table:table-cell/>
        </table:table-row>
        <table:table-row table:style-name="ro1">
          <table:table-cell table:style-name="ce3" office:value-type="float" office:value="1E+017">
            <text:p>1.00E+017</text:p>
          </table:table-cell>
          <table:table-cell office:value-type="float" office:value="530601190901">
            <text:p>530601190901</text:p>
          </table:table-cell>
          <table:table-cell office:value-type="string">
            <text:p>bolt shear</text:p>
          </table:table-cell>
          <table:table-cell/>
        </table:table-row>
        <table:table-row table:style-name="ro2">
          <table:table-cell table:style-name="ce3" office:value-type="float" office:value="1E+018">
            <text:p>1.00E+018</text:p>
          </table:table-cell>
          <table:table-cell office:value-type="float" office:value="3120015553928">
            <text:p>3120015553928</text:p>
          </table:table-cell>
          <table:table-cell office:value-type="string">
            <text:p>bushing sleeve</text:p>
          </table:table-cell>
          <table:table-cell table:style-name="ce1" office:value-type="string">
            <text:p>nothing in slot just card</text:p>
          </table:table-cell>
        </table:table-row>
        <table:table-row table:style-name="ro2">
          <table:table-cell table:style-name="ce3" office:value-type="float" office:value="1E+019">
            <text:p>1.00E+019</text:p>
          </table:table-cell>
          <table:table-cell office:value-type="float" office:value="5310011790862">
            <text:p>5310011790862</text:p>
          </table:table-cell>
          <table:table-cell office:value-type="string">
            <text:p>nut self-locking</text:p>
          </table:table-cell>
          <table:table-cell/>
        </table:table-row>
        <table:table-row table:style-name="ro1">
          <table:table-cell table:style-name="ce3" office:value-type="float" office:value="1E+020">
            <text:p>1.00E+020</text:p>
          </table:table-cell>
          <table:table-cell office:value-type="float" office:value="5340011639595">
            <text:p>5340011639595</text:p>
          </table:table-cell>
          <table:table-cell office:value-type="string">
            <text:p>bracket angle</text:p>
          </table:table-cell>
          <table:table-cell/>
        </table:table-row>
        <table:table-row table:style-name="ro1">
          <table:table-cell table:style-name="ce2" table:number-columns-repeated="3"/>
          <table:table-cell/>
        </table:table-row>
        <table:table-row table:style-name="ro2">
          <table:table-cell office:value-type="string">
            <text:p>1f01</text:p>
          </table:table-cell>
          <table:table-cell office:value-type="float" office:value="5306011825180">
            <text:p>5306011825180</text:p>
          </table:table-cell>
          <table:table-cell office:value-type="string">
            <text:p>bolt close tolerance</text:p>
          </table:table-cell>
          <table:table-cell/>
        </table:table-row>
        <table:table-row table:style-name="ro2">
          <table:table-cell office:value-type="string">
            <text:p>1f02</text:p>
          </table:table-cell>
          <table:table-cell office:value-type="float" office:value="5310015925405">
            <text:p>5310015925405</text:p>
          </table:table-cell>
          <table:table-cell office:value-type="string">
            <text:p>nut self-locking</text:p>
          </table:table-cell>
          <table:table-cell/>
        </table:table-row>
        <table:table-row table:style-name="ro3">
          <table:table-cell office:value-type="string">
            <text:p>1f03</text:p>
          </table:table-cell>
          <table:table-cell office:value-type="float" office:value="3120015099129">
            <text:p>3120015099129</text:p>
          </table:table-cell>
          <table:table-cell office:value-type="string">
            <text:p>bearing sleeve</text:p>
          </table:table-cell>
          <table:table-cell table:style-name="ce1" office:value-type="string">
            <text:p>wrong number on slot check on it</text:p>
          </table:table-cell>
        </table:table-row>
        <table:table-row table:style-name="ro1">
          <table:table-cell table:style-name="ce2" table:number-columns-repeated="3"/>
          <table:table-cell/>
        </table:table-row>
        <table:table-row table:style-name="ro1">
          <table:table-cell office:value-type="string">
            <text:p>1g01</text:p>
          </table:table-cell>
          <table:table-cell office:value-type="float" office:value="3120014705054">
            <text:p>3120014705054</text:p>
          </table:table-cell>
          <table:table-cell office:value-type="string">
            <text:p>bearing sleeve</text:p>
          </table:table-cell>
          <table:table-cell/>
        </table:table-row>
        <table:table-row table:style-name="ro2">
          <table:table-cell office:value-type="string">
            <text:p>1g02</text:p>
          </table:table-cell>
          <table:table-cell office:value-type="float" office:value="3120014705056">
            <text:p>3120014705056</text:p>
          </table:table-cell>
          <table:table-cell office:value-type="string">
            <text:p>bushing sleeve</text:p>
          </table:table-cell>
          <table:table-cell/>
        </table:table-row>
        <table:table-row table:style-name="ro1">
          <table:table-cell office:value-type="string">
            <text:p>1g03</text:p>
          </table:table-cell>
          <table:table-cell office:value-type="float" office:value="3120014776312">
            <text:p>3120014776312</text:p>
          </table:table-cell>
          <table:table-cell office:value-type="string">
            <text:p>bearing sleeve</text:p>
          </table:table-cell>
          <table:table-cell/>
        </table:table-row>
        <table:table-row table:style-name="ro2">
          <table:table-cell office:value-type="string">
            <text:p>1g04</text:p>
          </table:table-cell>
          <table:table-cell office:value-type="float" office:value="3120014731257">
            <text:p>3120014731257</text:p>
          </table:table-cell>
          <table:table-cell office:value-type="string">
            <text:p>bushing sleev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2/16/2017</text:date>, <text:time>18:3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Rhea</meta:initial-creator>
    <meta:creation-date>2017-02-16T18:22:31.01</meta:creation-date>
    <dc:date>2017-02-16T18:28:00.93</dc:date>
    <dc:creator>Michael Rhea</dc:creator>
    <meta:editing-duration>PT5M37S</meta:editing-duration>
    <meta:editing-cycles>1</meta:editing-cycles>
    <meta:generator>OpenOffice/4.1.2$Win32 OpenOffice.org_project/412m3$Build-9782</meta:generator>
    <meta:document-statistic meta:table-count="3" meta:cell-count="301" meta:object-count="0"/>
  </office:meta>
</office:document-meta>
</file>